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2DFontMetrics.getMaxAscent( String family , int style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2DFontMetrics.width( int i , String family , int style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2DFontMetrics.Java2DFontMetrics( Graphics2D graph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FontMetrics.getWidths( String family , int style , int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2DFontMetrics.setFont( String family , int style , int siz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Java2DFontMetrics.getDescender( String family , int style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2DFontMetrics.getFont( String family , int style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2DFontMetrics.getXHeight( String family , int style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ava2DFontMetrics.getAscender( String family , int style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2DFontMetrics.getBaseFont( String family , int style , float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va2DFontMetrics.hasChar( String family , int style , int size ,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2DFontMetrics.internalCharWidth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2DFontMetrics.getCapHeight( String family , int style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